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uleyman Muhammad </text:p>
      <text:p text:style-name="P2">Graduate Computer Engineer </text:p>
      <text:p text:style-name="Standard"><text:span text:style-name="T1">Villanova University</text:span> <text:s/></text:p>
      <text:p text:style-name="Standard">Homework #4 Explanations </text:p>
      <text:p text:style-name="Standard"/>
      <text:p text:style-name="Standard">All source code and test output is located on the attached src document. The src document is fully functional and can be tested with a LISP interpreter.</text:p>
      <text:p text:style-name="Standard"/>
      <text:p text:style-name="P1">Problem #1) – test → test2</text:p>
      <text:p text:style-name="Standard"/>
      <text:p text:style-name="Standard"><text:tab/>Answer in src document.</text:p>
      <text:p text:style-name="Standard"/>
      <text:p text:style-name="P1">Problem #2) – mods → mods2</text:p>
      <text:p text:style-name="P1"/>
      <text:p text:style-name="Standard"><text:tab/>Answer in src document.</text:p>
      <text:p text:style-name="P1"/>
      <text:p text:style-name="P1">Problem #3) <text:s/>- Expression Analysis</text:p>
      <text:p text:style-name="Standard"/>
      <text:p text:style-name="P4"><text:span text:style-name="T3">a. (or (listp 'a) (numberp 3) (&gt; 0 -2))</text:span></text:p>
      <text:p text:style-name="P1"><text:span text:style-name="T3"/></text:p>
      <text:p text:style-name="P1"><text:span text:style-name="T3"><text:tab/>Evaluate (listp 'a) which evaluates to nil, then Evaluate (numberp 3) which evaluates to T then return that value. The expression (&gt; 0 -2) is never evaluated</text:span></text:p>
      <text:p text:style-name="P1"><text:span text:style-name="T3"/></text:p>
      <text:p text:style-name="P4"><text:span text:style-name="T3">b. (and (numberp 'a) (listp '(1 2 3)))</text:span></text:p>
      <text:p text:style-name="P1"><text:span text:style-name="T3"/></text:p>
      <text:p text:style-name="P1"><text:span text:style-name="T3"><text:tab/>Evaluate (numberp 'a) which evaluates to nil and nil is returned. No other expressions are evaluated.</text:span></text:p>
      <text:p text:style-name="P1"><text:span text:style-name="T3"/></text:p>
      <text:p text:style-name="P4"><text:span text:style-name="T3">c. (and (numberp 2) (atom 'b) (+ 3 5))</text:span></text:p>
      <text:p text:style-name="P1"><text:span text:style-name="T3"/></text:p>
      <text:p text:style-name="P1"><text:span text:style-name="T3"><text:tab/>Evaluate (numberp 2) which returns T, then evaluate (atom 'b) which also returns T, then evaluate and return (+ 3 5) which evaluates to 8.</text:span></text:p>
      <text:p text:style-name="P1"><text:span text:style-name="T3"/></text:p>
      <text:p text:style-name="P4"><text:span text:style-name="T3">d. (if (&gt; 100 101) (+ 4 5) (- 2 3))</text:span></text:p>
      <text:p text:style-name="P4"/>
      <text:p text:style-name="P4"><text:tab/><text:span text:style-name="T2">Evaluate the condition (&gt; 100 101) which returns nil. Because the condition is nil the second term is evaluated and returned. (- 2 3) <text:s/>evaluates to -1.</text:span></text:p>
      <text:p text:style-name="P4"/>
      <text:p text:style-name="P1"><text:span text:style-name="T3"><text:tab/>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><text:tab/></text:span><text:span text:style-name="T5">Additional Tests</text:span></text:p>
      <text:p text:style-name="P1"><text:span text:style-name="T3"/></text:p>
      <text:p text:style-name="P4"><text:span text:style-name="T3">e. (when 5</text:span></text:p>
      <text:p text:style-name="P4"><text:span text:style-name="T3"><text:s text:c="7"/>(format t "~A " (cons 'equivalent nil))</text:span></text:p>
      <text:p text:style-name="P4"><text:span text:style-name="T3"><text:s text:c="7"/>(listp '(5 (listp '(32))))</text:span></text:p>
      <text:p text:style-name="P4"><text:span text:style-name="T3"><text:s text:c="7"/>(format t "~A " 'to)</text:span></text:p>
      <text:p text:style-name="P4"><text:span text:style-name="T3"><text:s text:c="7"/>nil</text:span></text:p>
      <text:p text:style-name="P4"><text:span text:style-name="T3"><text:s text:c="7"/>(format t "~A " 'conditional)</text:span></text:p>
      <text:p text:style-name="P4"><text:span text:style-name="T3"><text:s text:c="7"/>23</text:span></text:p>
      <text:p text:style-name="P4"><text:span text:style-name="T3"><text:s text:c="7"/>(format t "~A " 'progn) t)</text:span></text:p>
      <text:p text:style-name="P1"><text:span text:style-name="T3"/></text:p>
      <text:p text:style-name="P1"><text:span text:style-name="T3"><text:tab/>Evaluate the condition which is simply 5. Since 5 evaluates to itself then continue similarly to a progn block. Evaluate </text:span><text:span text:style-name="T4">(format t "~A " (cons 'equivalent nil)) </text:span><text:span text:style-name="T2">which first evaluates the third argument to format,</text:span><text:span text:style-name="T4"> (cons 'equivalent nil) </text:span><text:span text:style-name="T2">which creates a list of simply one element. That is then printed to the top level. Next Evaluate </text:span><text:span text:style-name="T4">(listp '(5 (listp '(32)))) w</text:span><text:span text:style-name="T2">hich creates a list. Then Evaluate</text:span><text:span text:style-name="T4"> (format t "~A " 'to) </text:span><text:span text:style-name="T2">which simply prints to the top level. Next nil evaluates to itself. Evaluate </text:span><text:span text:style-name="T4">(format t "~A " 'conditional) </text:span><text:span text:style-name="T2">and print to the top level. 23 evaluates to itself. Lastly print to the top level one last time with the expression</text:span><text:span text:style-name="T4"> (format t "~A " 'progn). </text:span><text:span text:style-name="T2">The last expression is T which is returned as a return value.</text:span></text:p>
      <text:p text:style-name="P5"><text:span text:style-name="T3"/></text:p>
      <text:p text:style-name="P4"><text:span text:style-name="T3">f. (if (not (typep 'y 'integer)) 'not_integer 'integer)</text:span></text:p>
      <text:p text:style-name="P1"><text:span text:style-name="T3"/></text:p>
      <text:p text:style-name="P1"><text:span text:style-name="T3"><text:tab/>Evaluate the conditional (not (typep 'y integer)) which returns T because y is not an integer. Because the return value of the conditional is T the first expression 'not_integer is evaluated and returned.</text:span></text:p>
      <text:p text:style-name="P1"><text:span text:style-name="T3"/></text:p>
      <text:p text:style-name="P4"><text:span text:style-name="T3">g. (or nil 6 'will_not_see)</text:span></text:p>
      <text:p text:style-name="P1"><text:span text:style-name="T3"/></text:p>
      <text:p text:style-name="P1"><text:span text:style-name="T3"><text:tab/>Evaluate nil which evaluates to itself but is in fact nil. Next evaluate 6 which evaluates to itself and is considered T and return 6. 'will_not_see will not be returned or evaluated</text:span></text:p>
      <text:p text:style-name="P1"><text:span text:style-name="T3"/></text:p>
      <text:p text:style-name="P4"><text:span text:style-name="T3">h. (let ((x 5) (y 10)) (if (&gt; x y) 'x_grtr 'y_grtr))</text:span></text:p>
      <text:p text:style-name="P1"><text:span text:style-name="T3"/></text:p>
      <text:p text:style-name="P1"><text:span text:style-name="T3"><text:tab/>First initialize local variables x = 5, y = 10. Then using the condition (&gt; x y) which is evaluated to nil you select the second expression 'y_grtr to evaluate and retur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uleyman Muhammad</meta:initial-creator>
    <meta:creation-date>2011-01-23T02:50:23</meta:creation-date>
    <dc:date>2011-02-15T00:41:48</dc:date>
    <dc:creator>Suleyman Muhammad</dc:creator>
    <meta:editing-duration>PT30H22M23S</meta:editing-duration>
    <meta:editing-cycles>22</meta:editing-cycles>
    <meta:generator>OpenOffice.org/3.2$Unix OpenOffice.org_project/320m12$Build-9483</meta:generator>
    <meta:printed-by>Suleyman Muhammad</meta:printed-by>
    <meta:print-date>2011-02-15T00:39:59</meta:print-date>
    <meta:document-statistic meta:table-count="0" meta:image-count="0" meta:object-count="0" meta:page-count="2" meta:paragraph-count="35" meta:word-count="478" meta:character-count="2735"/>
  </office:meta>
</office:document-meta>
</file>